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1820000013F10B87CD4.gif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8.414cm" fo:margin-right="0.529cm" fo:text-align="center" style:justify-single-word="false" fo:text-indent="-0.041cm" style:auto-text-indent="false" fo:background-color="transparent" style:shadow="none">
        <style:tab-stops>
          <style:tab-stop style:position="8.467cm"/>
          <style:tab-stop style:position="9.597cm"/>
          <style:tab-stop style:position="16.469cm"/>
        </style:tab-stops>
        <style:background-image/>
      </style:paragraph-properties>
    </style:style>
    <style:style style:name="P2" style:family="paragraph" style:parent-style-name="Text_20_body" style:master-page-name="">
      <style:paragraph-properties fo:margin-left="8.414cm" fo:margin-right="0.529cm" fo:text-align="center" style:justify-single-word="false" fo:text-indent="-0.041cm" style:auto-text-indent="false" style:page-number="auto" fo:background-color="transparent" style:shadow="none">
        <style:tab-stops>
          <style:tab-stop style:position="8.467cm"/>
          <style:tab-stop style:position="9.597cm"/>
          <style:tab-stop style:position="16.469cm"/>
        </style:tab-stops>
        <style:background-image/>
      </style:paragraph-properties>
    </style:style>
    <style:style style:name="fr1" style:family="graphic" style:parent-style-name="Graphics">
      <style:graphic-properties style:vertical-pos="from-top" style:horizontal-pos="from-left" style:horizontal-rel="pag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%=signature_af=%</text:p>
      <text:p text:style-name="P1"><draw:frame draw:style-name="fr1" draw:name="Image1" text:anchor-type="as-char" svg:y="0cm" svg:width="2.041cm" svg:height="1.69cm" draw:z-index="0"><draw:image xlink:href="Pictures/10000200000001820000013F10B87CD4.gif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creator>pta </dc:creator>
    <dc:date>2012-04-30T14:46:31.26</dc:date>
    <meta:editing-cycles>13</meta:editing-cycles>
    <meta:editing-duration>PT47M44S</meta:editing-duration>
    <meta:document-statistic meta:table-count="0" meta:image-count="1" meta:object-count="0" meta:page-count="1" meta:paragraph-count="2" meta:word-count="1" meta:character-count="17"/>
    <meta:user-defined meta:name="Info 1"/>
    <meta:user-defined meta:name="Info 2"/>
    <meta:user-defined meta:name="Info 3"/>
    <meta:user-defined meta:name="Info 4"/>
  </office:meta>
</office:document-meta>
</file>